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/>
    </style:style>
    <style:style style:name="P2" style:family="paragraph" style:parent-style-name="Standard">
      <style:text-properties officeooo:rsid="000eb3ca" officeooo:paragraph-rsid="000eb3ca"/>
    </style:style>
    <style:style style:name="P3" style:family="paragraph" style:parent-style-name="Standard">
      <style:text-properties officeooo:rsid="000eb3ca" officeooo:paragraph-rsid="00117a91"/>
    </style:style>
    <style:style style:name="P4" style:family="paragraph" style:parent-style-name="Standard">
      <style:text-properties officeooo:rsid="000eb3ca" officeooo:paragraph-rsid="00169804"/>
    </style:style>
    <style:style style:name="P5" style:family="paragraph" style:parent-style-name="Standard">
      <style:text-properties officeooo:rsid="000eb3ca" officeooo:paragraph-rsid="00199be6"/>
    </style:style>
    <style:style style:name="P6" style:family="paragraph" style:parent-style-name="Standard">
      <style:text-properties officeooo:rsid="000eb3ca" officeooo:paragraph-rsid="001b5eb4"/>
    </style:style>
    <style:style style:name="P7" style:family="paragraph" style:parent-style-name="Standard">
      <style:text-properties officeooo:rsid="000eb3ca" officeooo:paragraph-rsid="001d5b9e"/>
    </style:style>
    <style:style style:name="P8" style:family="paragraph" style:parent-style-name="Standard">
      <style:text-properties officeooo:rsid="000eb3ca" officeooo:paragraph-rsid="00107839"/>
    </style:style>
    <style:style style:name="P9" style:family="paragraph" style:parent-style-name="Standard">
      <style:text-properties officeooo:rsid="000eb3ca" officeooo:paragraph-rsid="002dd7dc"/>
    </style:style>
    <style:style style:name="P10" style:family="paragraph" style:parent-style-name="Standard">
      <style:text-properties officeooo:rsid="000eb3ca" officeooo:paragraph-rsid="0028b8be"/>
    </style:style>
    <style:style style:name="P11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eb3ca" officeooo:paragraph-rsid="000eb3ca"/>
    </style:style>
    <style:style style:name="P12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0ff0f2" officeooo:paragraph-rsid="000ff0f2"/>
    </style:style>
    <style:style style:name="P13" style:family="paragraph" style:parent-style-name="Standard">
      <style:text-properties fo:font-variant="normal" fo:text-transform="none" fo:color="#222222" style:font-name="Roboto" fo:font-size="8.39999961853027pt" fo:letter-spacing="normal" fo:font-style="normal" fo:font-weight="normal" officeooo:rsid="00107839" officeooo:paragraph-rsid="00107839"/>
    </style:style>
    <style:style style:name="P14" style:family="paragraph" style:parent-style-name="Standard">
      <style:text-properties officeooo:paragraph-rsid="000eb3ca"/>
    </style:style>
    <style:style style:name="P15" style:family="paragraph" style:parent-style-name="Standard">
      <style:text-properties fo:color="#888888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fo:font-size="7pt"/>
    </style:style>
    <style:style style:name="P18" style:family="paragraph" style:parent-style-name="Standard">
      <style:text-properties fo:color="#000000" fo:font-size="7pt" officeooo:rsid="0012b21c" officeooo:paragraph-rsid="0012b21c"/>
    </style:style>
    <style:style style:name="P19" style:family="paragraph" style:parent-style-name="Standard">
      <style:text-properties fo:color="#000000" fo:font-size="7pt" officeooo:rsid="0012b21c" officeooo:paragraph-rsid="00169804"/>
    </style:style>
    <style:style style:name="P20" style:family="paragraph" style:parent-style-name="Standard">
      <style:text-properties fo:color="#000000" fo:font-size="7pt" officeooo:rsid="0012b21c" officeooo:paragraph-rsid="00199be6"/>
    </style:style>
    <style:style style:name="P21" style:family="paragraph" style:parent-style-name="Standard">
      <style:text-properties fo:color="#000000" fo:font-size="7pt" officeooo:rsid="0012b21c" officeooo:paragraph-rsid="001b5eb4"/>
    </style:style>
    <style:style style:name="P22" style:family="paragraph" style:parent-style-name="Standard">
      <style:text-properties fo:color="#000000" fo:font-size="7pt" officeooo:rsid="0012b21c" officeooo:paragraph-rsid="001d5b9e"/>
    </style:style>
    <style:style style:name="P23" style:family="paragraph" style:parent-style-name="Standard">
      <style:text-properties fo:color="#000000" fo:font-size="7pt" fo:font-style="italic" officeooo:rsid="0012b21c" officeooo:paragraph-rsid="0012b21c" style:font-style-asian="italic" style:font-style-complex="italic"/>
    </style:style>
    <style:style style:name="P24" style:family="paragraph" style:parent-style-name="Standard">
      <style:text-properties fo:color="#000000" fo:font-size="7pt" fo:font-style="italic" officeooo:rsid="00174b84" officeooo:paragraph-rsid="0028b8be" style:font-size-asian="10pt" style:font-style-asian="italic" style:font-size-complex="10pt" style:font-style-complex="italic"/>
    </style:style>
    <style:style style:name="P25" style:family="paragraph" style:parent-style-name="Standard">
      <style:text-properties fo:color="#000000" fo:font-size="12pt" style:font-size-asian="10.5pt" style:font-size-complex="12pt"/>
    </style:style>
    <style:style style:name="P26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27" style:family="paragraph" style:parent-style-name="Standard">
      <style:text-properties fo:color="#000000" fo:font-size="10pt" fo:font-style="italic" officeooo:rsid="0012b21c" officeooo:paragraph-rsid="00169804" style:font-size-asian="10pt" style:font-style-asian="italic" style:font-size-complex="10pt" style:font-style-complex="italic"/>
    </style:style>
    <style:style style:name="P28" style:family="paragraph" style:parent-style-name="Standard">
      <style:text-properties fo:color="#000000" fo:font-size="10pt" fo:font-style="italic" officeooo:rsid="0012b21c" officeooo:paragraph-rsid="00199be6" style:font-size-asian="10pt" style:font-style-asian="italic" style:font-size-complex="10pt" style:font-style-complex="italic"/>
    </style:style>
    <style:style style:name="P29" style:family="paragraph" style:parent-style-name="Standard">
      <style:text-properties fo:color="#000000" fo:font-size="10pt" fo:font-style="italic" officeooo:rsid="0012b21c" officeooo:paragraph-rsid="001b5eb4" style:font-size-asian="10pt" style:font-style-asian="italic" style:font-size-complex="10pt" style:font-style-complex="italic"/>
    </style:style>
    <style:style style:name="P30" style:family="paragraph" style:parent-style-name="Standard">
      <style:text-properties fo:color="#000000" fo:font-size="10pt" fo:font-style="italic" officeooo:rsid="0012b21c" officeooo:paragraph-rsid="0028b8be" style:font-size-asian="10pt" style:font-style-asian="italic" style:font-size-complex="10pt" style:font-style-complex="italic"/>
    </style:style>
    <style:style style:name="P31" style:family="paragraph" style:parent-style-name="Standard">
      <style:text-properties fo:color="#000000" fo:font-size="10pt" fo:font-style="italic" officeooo:rsid="0012b21c" officeooo:paragraph-rsid="0030f5c1" style:font-size-asian="10pt" style:font-style-asian="italic" style:font-size-complex="10pt" style:font-style-complex="italic"/>
    </style:style>
    <style:style style:name="P32" style:family="paragraph" style:parent-style-name="Standard">
      <style:text-properties fo:color="#000000" fo:font-size="10pt" fo:font-style="italic" officeooo:rsid="002f0717" officeooo:paragraph-rsid="002f0717" style:font-size-asian="10pt" style:font-style-asian="italic" style:font-size-complex="10pt" style:font-style-complex="italic"/>
    </style:style>
    <style:style style:name="P33" style:family="paragraph" style:parent-style-name="Standard">
      <style:text-properties fo:color="#000000" fo:font-size="10pt" fo:font-style="italic" officeooo:rsid="0030f5c1" officeooo:paragraph-rsid="0030f5c1" style:font-size-asian="10pt" style:font-style-asian="italic" style:font-size-complex="10pt" style:font-style-complex="italic"/>
    </style:style>
    <style:style style:name="P34" style:family="paragraph" style:parent-style-name="Standard">
      <style:text-properties officeooo:rsid="00117a91" officeooo:paragraph-rsid="00117a91"/>
    </style:style>
    <style:style style:name="P35" style:family="paragraph" style:parent-style-name="Standard">
      <style:text-properties officeooo:rsid="00117a91" officeooo:paragraph-rsid="0012b21c"/>
    </style:style>
    <style:style style:name="P36" style:family="paragraph" style:parent-style-name="Standard">
      <style:text-properties officeooo:rsid="0012b21c" officeooo:paragraph-rsid="0012b21c"/>
    </style:style>
    <style:style style:name="P37" style:family="paragraph" style:parent-style-name="Standard">
      <style:text-properties officeooo:rsid="0012b21c" officeooo:paragraph-rsid="001b5eb4"/>
    </style:style>
    <style:style style:name="P38" style:family="paragraph" style:parent-style-name="Standard">
      <style:text-properties officeooo:paragraph-rsid="000ff0f2"/>
    </style:style>
    <style:style style:name="P39" style:family="paragraph" style:parent-style-name="Standard">
      <style:text-properties officeooo:paragraph-rsid="00169804"/>
    </style:style>
    <style:style style:name="P40" style:family="paragraph" style:parent-style-name="Standard">
      <style:text-properties officeooo:rsid="00169804" officeooo:paragraph-rsid="00169804"/>
    </style:style>
    <style:style style:name="P41" style:family="paragraph" style:parent-style-name="Standard">
      <style:text-properties officeooo:paragraph-rsid="00199be6"/>
    </style:style>
    <style:style style:name="P42" style:family="paragraph" style:parent-style-name="Standard">
      <style:text-properties officeooo:rsid="00199be6" officeooo:paragraph-rsid="00199be6"/>
    </style:style>
    <style:style style:name="P43" style:family="paragraph" style:parent-style-name="Standard">
      <style:text-properties officeooo:rsid="00199be6" officeooo:paragraph-rsid="001d5b9e"/>
    </style:style>
    <style:style style:name="P44" style:family="paragraph" style:parent-style-name="Standard">
      <style:text-properties officeooo:paragraph-rsid="001b5eb4"/>
    </style:style>
    <style:style style:name="P45" style:family="paragraph" style:parent-style-name="Standard">
      <style:text-properties officeooo:rsid="001b5eb4" officeooo:paragraph-rsid="001b5eb4"/>
    </style:style>
    <style:style style:name="P46" style:family="paragraph" style:parent-style-name="Standard">
      <style:text-properties officeooo:paragraph-rsid="001bb130"/>
    </style:style>
    <style:style style:name="P47" style:family="paragraph" style:parent-style-name="Standard">
      <style:text-properties officeooo:paragraph-rsid="001d5b9e"/>
    </style:style>
    <style:style style:name="P48" style:family="paragraph" style:parent-style-name="Standard">
      <style:text-properties officeooo:rsid="001d74c4" officeooo:paragraph-rsid="001ef0ce"/>
    </style:style>
    <style:style style:name="P49" style:family="paragraph" style:parent-style-name="Standard">
      <style:text-properties officeooo:rsid="001ef0ce" officeooo:paragraph-rsid="001ef0ce"/>
    </style:style>
    <style:style style:name="P50" style:family="paragraph" style:parent-style-name="Standard">
      <style:text-properties officeooo:paragraph-rsid="0028b8be"/>
    </style:style>
    <style:style style:name="P51" style:family="paragraph" style:parent-style-name="Standard">
      <style:text-properties officeooo:rsid="00174b84" officeooo:paragraph-rsid="0028b8be"/>
    </style:style>
    <style:style style:name="P52" style:family="paragraph" style:parent-style-name="Standard">
      <style:text-properties officeooo:rsid="00174b84" officeooo:paragraph-rsid="0030f5c1"/>
    </style:style>
    <style:style style:name="P53" style:family="paragraph" style:parent-style-name="Standard">
      <style:paragraph-properties fo:break-before="page"/>
      <style:text-properties fo:font-weight="bold" officeooo:rsid="00333a75" officeooo:paragraph-rsid="00333a75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354704" officeooo:paragraph-rsid="00354704" style:font-weight-asian="bold" style:font-weight-complex="bold"/>
    </style:style>
    <style:style style:name="P55" style:family="paragraph" style:parent-style-name="Standard">
      <style:text-properties fo:font-size="14pt" fo:font-weight="bold" officeooo:rsid="000fbe4d" officeooo:paragraph-rsid="000fbe4d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0000" fo:font-size="12pt" fo:font-style="normal" officeooo:rsid="002f0717" officeooo:paragraph-rsid="00319719" style:font-size-asian="12pt" style:font-style-asian="normal" style:font-size-complex="12pt" style:font-style-complex="normal"/>
    </style:style>
    <style:style style:name="P57" style:family="paragraph" style:parent-style-name="Standard">
      <style:text-properties fo:color="#000000" fo:font-size="12pt" fo:font-style="normal" fo:font-weight="normal" officeooo:rsid="002f0717" officeooo:paragraph-rsid="00319719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break-before="page"/>
      <style:text-properties fo:color="#000000" fo:font-size="12pt" fo:font-style="normal" fo:font-weight="normal" officeooo:rsid="002f0717" officeooo:paragraph-rsid="00319719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Heading_5f_20_5f_2_5f_unnumbered">
      <style:paragraph-properties fo:margin-top="0cm" fo:margin-bottom="0.21cm" loext:contextual-spacing="false"/>
      <style:text-properties fo:color="#000000" style:font-name="Times New Roman" fo:font-size="11pt" fo:font-style="normal" fo:font-weight="normal" officeooo:rsid="00e6c39a" officeooo:paragraph-rsid="00191e14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222222" style:font-name="Roboto" fo:font-size="8.39999961853027pt" fo:letter-spacing="normal" fo:font-style="normal" fo:font-weight="normal" officeooo:rsid="000eb3ca"/>
    </style:style>
    <style:style style:name="T2" style:family="text">
      <style:text-properties fo:font-variant="normal" fo:text-transform="none" fo:color="#222222" style:font-name="Roboto" fo:font-size="8.39999961853027pt" fo:letter-spacing="normal" fo:font-style="normal" fo:font-weight="normal" officeooo:rsid="000ff0f2"/>
    </style:style>
    <style:style style:name="T3" style:family="text">
      <style:text-properties fo:font-variant="normal" fo:text-transform="none" fo:color="#222222" style:font-name="Roboto" fo:font-size="8.39999961853027pt" fo:letter-spacing="normal" fo:font-style="normal" fo:font-weight="normal" officeooo:rsid="0015abf2"/>
    </style:style>
    <style:style style:name="T4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eb3ca"/>
    </style:style>
    <style:style style:name="T5" style:family="text">
      <style:text-properties fo:font-variant="normal" fo:text-transform="none" fo:color="#222222" style:font-name="Roboto" fo:font-size="8.39999961853027pt" fo:letter-spacing="normal" fo:font-style="normal" style:text-underline-style="none" fo:font-weight="normal" officeooo:rsid="000ff0f2"/>
    </style:style>
    <style:style style:name="T6" style:family="text">
      <style:text-properties officeooo:rsid="000fbe4d"/>
    </style:style>
    <style:style style:name="T7" style:family="text">
      <style:text-properties officeooo:rsid="00107839"/>
    </style:style>
    <style:style style:name="T8" style:family="text">
      <style:text-properties officeooo:rsid="00117a91"/>
    </style:style>
    <style:style style:name="T9" style:family="text">
      <style:text-properties officeooo:rsid="0012b21c"/>
    </style:style>
    <style:style style:name="T10" style:family="text">
      <style:text-properties officeooo:rsid="00169804"/>
    </style:style>
    <style:style style:name="T11" style:family="text">
      <style:text-properties fo:font-style="italic" officeooo:rsid="00169804" style:font-style-asian="italic" style:font-style-complex="italic"/>
    </style:style>
    <style:style style:name="T12" style:family="text">
      <style:text-properties officeooo:rsid="001af68e"/>
    </style:style>
    <style:style style:name="T13" style:family="text">
      <style:text-properties officeooo:rsid="001b5eb4"/>
    </style:style>
    <style:style style:name="T14" style:family="text">
      <style:text-properties officeooo:rsid="001bb130"/>
    </style:style>
    <style:style style:name="T1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6" style:family="text">
      <style:text-properties fo:color="#000000" fo:font-size="10pt" fo:font-style="italic" officeooo:rsid="001bb130" style:font-size-asian="10pt" style:font-style-asian="italic" style:font-size-complex="10pt" style:font-style-complex="italic"/>
    </style:style>
    <style:style style:name="T17" style:family="text">
      <style:text-properties officeooo:rsid="001d5b9e"/>
    </style:style>
    <style:style style:name="T18" style:family="text">
      <style:text-properties officeooo:rsid="001ef0ce"/>
    </style:style>
    <style:style style:name="T19" style:family="text">
      <style:text-properties officeooo:rsid="0020eac3"/>
    </style:style>
    <style:style style:name="T20" style:family="text">
      <style:text-properties officeooo:rsid="001879ec"/>
    </style:style>
    <style:style style:name="T21" style:family="text">
      <style:text-properties officeooo:rsid="002a21f9"/>
    </style:style>
    <style:style style:name="T22" style:family="text">
      <style:text-properties officeooo:rsid="002b6f3c"/>
    </style:style>
    <style:style style:name="T23" style:family="text">
      <style:text-properties officeooo:rsid="002dd7dc"/>
    </style:style>
    <style:style style:name="T24" style:family="text">
      <style:text-properties style:font-name="LiberationSerif" fo:font-size="11pt" style:font-size-asian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Distribuční centrum Někdeníku Monte Karlos</text:p>
      <text:p text:style-name="P2"/>
      <text:p text:style-name="P2">Seznam <text:span text:style-name="T6">odebira</text:span>telů:</text:p>
      <text:p text:style-name="P11">daniel.klvana@email.cz,</text:p>
      <text:p text:style-name="P11">jana.klvanova@email.cz,</text:p>
      <text:p text:style-name="P38"><text:span text:style-name="T2">gabriela.vs@seznam.c</text:span><text:span text:style-name="T3">z</text:span><text:span text:style-name="T2">,</text:span></text:p>
      <text:p text:style-name="P12">radekkl66@seznam.cz </text:p>
      <text:p text:style-name="P14"><text:span text:style-name="T1"><text:line-break/>klvana.marekk@gmail.com,<text:line-break/></text:span><text:span text:style-name="T4">martan10000@gmail.co</text:span><text:span text:style-name="T5">m,</text:span></text:p>
      <text:p text:style-name="P12">rosenwald.private@gmail.com,</text:p>
      <text:p text:style-name="P13">maxmilianhejl@gmail.com </text:p>
      <text:p text:style-name="P12"/>
      <text:p text:style-name="P12">korespondent0001@gmail.com,<text:line-break/>karespondent0002@seznam.cz,<text:line-break/>korespondent3@email.cz,<text:line-break/>korespondent0004@yahoo.com,<text:line-break/>korespondent0005@outlook.com</text:p>
      <text:p text:style-name="P2"/>
      <text:p text:style-name="P2"/>
      <text:p text:style-name="P53">1. Fáze</text:p>
      <text:p text:style-name="P2"><text:line-break/>Monte Karlos 23-2019</text:p>
      <text:p text:style-name="Standard"/>
      <text:p text:style-name="Standard">Dobrý den vážení příznivci Někdeníku,</text:p>
      <text:p text:style-name="Standard"/>
      <text:p text:style-name="Standard">těší nás, že jste projevili zájem o naši publikaci. S velkou radostí Vám přinášíme nové číslo Někdeníku s exkluzivním rozhovorem s Radovanem Langerem. Věříme, že si naše noviny oblíbíte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Standard"/>
      <text:p text:style-name="Standard">Lubomír Lečko</text:p>
      <text:p text:style-name="P1">vedoucí distribučního oddělení někdeníku Monte Karlos</text:p>
      <text:p text:style-name="Standard"/>
      <text:p text:style-name="P8">Monte Karlos 2<text:span text:style-name="T7">4</text:span>-2019</text:p>
      <text:p text:style-name="Standard"/>
      <text:p text:style-name="Standard">Dobrý den vážení příznivci Někdeníku,</text:p>
      <text:p text:style-name="Standard"/>
      <text:p text:style-name="Standard">Po delší odmlce opět přinášíme nové číslo našeho Někdeníku. I tentokrát je nabité nejnovějšími informacemi a samozřejmě nechybí ani rozhovor s kantorem - těšit se můžete na Pavlu Záchelovou.</text:p>
      <text:p text:style-name="Standard"/>
      <text:p text:style-name="Standard"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Standard"/>
      <text:p text:style-name="Standard">Mnoho krásných chvil s našimi novinami Vám za redakční tým přeje</text:p>
      <text:p text:style-name="P15"/>
      <text:p text:style-name="P16">Lubomír Lečko</text:p>
      <text:p text:style-name="P17">vedoucí distribučního oddělení někdeníku Monte Karlos</text:p>
      <text:p text:style-name="P25"/>
      <text:p text:style-name="P3">Monte Karlos 2<text:span text:style-name="T8">5</text:span>-2019</text:p>
      <text:p text:style-name="P3"/>
      <text:p text:style-name="P34">Zdravím všechny naše věrné čtenáře,</text:p>
      <text:p text:style-name="P34"/>
      <text:p text:style-name="P35">opět vychází nové číslo někdeníku, možná si říkáte že je to trochu brzy, jenže náš časopis nemůže vycházet jen tak kdy se nám <text:span text:style-name="T9">z</text:span>líbí, naopak musí vycházet někdy.</text:p>
      <text:p text:style-name="P35"/>
      <text:p text:style-name="P35">Jsem velmi potěšen, že <text:span text:style-name="T9">po</text:span> dlouhé době opět můžeme přinést rozhovor s celebritou a mnoho dalších novinek. <text:span text:style-name="T9">Nicméně vše se dočtete v časopise, takže nebudu předbíhat. Volby na post nejvyššího vůdce všeho učitelstva jsou také v plném proudu, první kolo voleb vrcholí už zítra, tak než se rozhodnete komu dáte nakonec svůj hlas, přečtěte si ještě před tím rozhovor s panem Rychnovským, je to opravdu velký sympaťák.</text:span></text:p>
      <text:p text:style-name="P34"/>
      <text:p text:style-name="P36">Doufám, že se Vám bude dnešní číslo líbit alespoň tak jako mně, Váš</text:p>
      <text:p text:style-name="P36"/>
      <text:p text:style-name="P36">Lubomír Lečko</text:p>
      <text:p text:style-name="P18">vedoucí distribučního oddělení někdeníku Monte Karlos</text:p>
      <text:p text:style-name="P18"/>
      <text:p text:style-name="P27"><text:soft-page-break/>Pokud by jste měli jakékoliv potíže s doručením (noviny Vám nejsou doručovány pravidelně, dostáváte roztrhané, nebo zmoklé výtisky, špatná tisková kvalita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23"/>
      <text:p text:style-name="P18"/>
      <text:p text:style-name="P4">Monte Karlos 2<text:span text:style-name="T10">6</text:span>-2019</text:p>
      <text:p text:style-name="P39"/>
      <text:p text:style-name="P40">Dobrý den,</text:p>
      <text:p text:style-name="P40">vítejte u 26. čísla Někdeníku. Změny které se od minula udály v závodu o Nejvyššího vůdce všeho učitelstva jsou tentokrát skutečně markantní. Myslím že se nebudete stačit divit, ostatně stejně jako i my <text:s/>tady v redakci. I Proto bych Vás nerad dlouho zdržoval a na místo toho bych Vás tímto chtěl pozvat k četbě dalšího šokujícího čísla našeho magazínu. </text:p>
      <text:p text:style-name="P39"/>
      <text:p text:style-name="P39"><text:span text:style-name="T10">Ať </text:span>Vám <text:span text:style-name="T10">při čtení takříkajíc </text:span><text:span text:style-name="T11">„nevypadnou oči z důlků“</text:span> přeje</text:p>
      <text:p text:style-name="P39"/>
      <text:p text:style-name="P39">Lubomír Lečko</text:p>
      <text:p text:style-name="P19">vedoucí distribučního oddělení někdeníku Monte Karlos</text:p>
      <text:p text:style-name="P18"/>
      <text:p text:style-name="P27">Pokud by jste měli jakékoliv potíže s doručením (noviny Vám nejsou doručovány pravidelně, dostáváte roztrhané, nebo zmoklé výtisky,<text:span text:style-name="T10">či výtisky se stopami zubů divokých šelem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18"/>
      <text:p text:style-name="P18"/>
      <text:p text:style-name="P5">Monte Karlos 2<text:span text:style-name="T12">8</text:span>-2019</text:p>
      <text:p text:style-name="P41"/>
      <text:p text:style-name="P42">Vážené dámy a pánové, milí příznivci Někdeníku.</text:p>
      <text:p text:style-name="P42">Pokud máte pocit, že s 28. číslem našeho časopisu něco není v pořádku, máte správný pocit. Předně vychází ještě před číslem 27. Takže nepropadejte panice, 27. číslo skutečně ještě nevyšlo, jedná se o číslo vánoční které vám ještě bude v pravou chvíli dodáno. Také pokud jste se těšili na rozhovor s paní Kolářovou, nebuďte zklamaní, také rozhovor s ní se oběví až v našem vánočním speciálu. </text:p>
      <text:p text:style-name="P42">Přesto věřím, že i toto číslo má co nabídnout. Kromě velmi zdařilého rozhovoru s paní Horákovou se můžete ve vyčerpávající zprávě dozvědět o všech převratech ke kterým došlo mezi nejvýše hodnocenými kantory v závodě o post nevyššího vůdce všeho učitelstva a také <text:span text:style-name="T12">náš </text:span>korespondent přináší velmi zajímavé zprávy, tentokrát z kouzelnického světa. <text:span text:style-name="T12">Mnoho krásných vánočně naladěných chvil s naším někdeníkem Vám za celou redakci přeje</text:span></text:p>
      <text:p text:style-name="P41"/>
      <text:p text:style-name="P41">Lubomír Lečko</text:p>
      <text:p text:style-name="P20">vedoucí distribučního oddělení někdeníku Monte Karlos</text:p>
      <text:p text:style-name="P20"/>
      <text:p text:style-name="P28">Pokud by jste měli jakékoliv potíže s doručením (noviny Vám nejsou doručovány pravidelně, dostáváte roztrhané, nebo zmoklé výtisky,<text:span text:style-name="T10">či výtisky jejichž stránky jsou číslovány pozpátku, </text:span>atd.) neváhejte nás kontaktovat na této e-mailové adrese, stejně tak se na nás obraťte pokud by jste si přáli z jakéhokoliv důvodu (ač by to bylo tak jako tak nepochopitelné) se z odběru našich prestižních novin odhlásit.</text:p>
      <text:h text:style-name="P59" text:outline-level="2"/>
      <text:p text:style-name="P6">Monte Karlos <text:span text:style-name="T13">Speciální příloha</text:span></text:p>
      <text:p text:style-name="P44"/>
      <text:p text:style-name="P45">Veselé Vánoce všem našim věrným čtenářům,</text:p>
      <text:p text:style-name="P45"/>
      <text:p text:style-name="P45">již za 44 hodin budeme distribuovat vánoční dvojčíslo Někdeníku, ale ještě než se tak stane, rádi bychom Vám pomohli navodit u Vás doma tu správnou vánoční atmosféru a proto Vám exkluzivně v naší zvláštní příloze <text:span text:style-name="T14">k 27. číslu</text:span> přinášíme rozsáhlou vystřihovánku betlému, na motivy hvězdných válek.</text:p>
      <text:p text:style-name="P45">Všem co se do stavby betlému pustíte přeju hodně trpělivosti a zdaru při lepení a doufám, že budete se svými výtvory spokojeni. </text:p>
      <text:p text:style-name="P45"/>
      <text:p text:style-name="P46"><text:soft-page-break/><text:span text:style-name="T14">Váš <text:s/></text:span>Lubomír Lečko</text:p>
      <text:p text:style-name="P21">vedoucí distribučního oddělení někdeníku Monte Karlos</text:p>
      <text:p text:style-name="P21"/>
      <text:p text:style-name="P37"><text:span text:style-name="T15">Pokud by jste měli jakékoliv potíže s doručením (</text:span><text:span text:style-name="T16">příloha</text:span><text:span text:style-name="T15"> </text:span><text:span text:style-name="T16">nemá správný počet stran, chybí osobní věnování od Santy Klauze, nebo není v příloze obsažena porce vánočního kapra s bramborovým salátem zdarma, atd.</text:span><text:span text:style-name="T15">) neváhejte nás kontaktovat na této e-mailové adrese, stejně tak se na nás obraťte pokud by jste si přáli z jakéhokoliv důvodu (ač by to bylo tak jako tak nepochopitelné) se z odběru našich prestižních novin odhlásit.</text:span></text:p>
      <text:p text:style-name="P29"/>
      <text:p text:style-name="P7">Monte Karlos 2<text:span text:style-name="T17">7</text:span>-2019</text:p>
      <text:p text:style-name="P47"/>
      <text:p text:style-name="P43">Vážené dámy a pánové, milí příznivci Někdeníku,</text:p>
      <text:p text:style-name="P43"/>
      <text:p text:style-name="P48">konečně je to tady! Nové vánoční dvojčíslo, poslední Někdeník v tomto roce. <text:span text:style-name="T18">Sice</text:span> vychází o tři dny později, než jsem slíbil, <text:span text:style-name="T18">na vině je však opět pan Prof. PaedDr. ThDr. et MUDr. MVDr. MDDr. Ing. arch. BcA. Jan Stanislav Hlubinka, Ph.D., dr.h.c., provozní technik Někdeníku Monte Karlos, o jehož zločinech se dočtete v mé zpovědi právě v tomto čísle, pan <text:s/>Prof. PaedDr. ThDr. et MUDr. MVDr. MDDr. Ing. arch. BcA. Jan Stanislav Hlubinka, Ph.D., dr.h.c., provozní technik Někdeníku Monte Karlos si zřejmě nepřál, aby pravda o jeho zločinech vyšla najevo a tak napadl mou e-mailovou adresu, přes kterou je Někdeník distribuován a dočasně mi tak <text:s/>zabránil v rozeslání tohoto dvojčísla.</text:span></text:p>
      <text:p text:style-name="P49">Po tři dny a tři noci tak museli všichni naši počítačoví experti usilovně pracovat, aby tento problém napravili. Nyní už je však vše v pořádku a já <text:span text:style-name="T19">bych </text:span>Vám tímto <text:span text:style-name="T19">rád popřál</text:span> krásné vánoční čtení.</text:p>
      <text:p text:style-name="P47"/>
      <text:p text:style-name="P47"><text:span text:style-name="T19">Váš </text:span>Lubomír Lečko</text:p>
      <text:p text:style-name="P22">vedoucí distribučního oddělení někdeníku Monte Karlos</text:p>
      <text:p text:style-name="P22"/>
      <text:p text:style-name="P33">Pokud by jste měli jakékoliv potíže s doručením (noviny Vám nejsou doručovány pravidelně, dostáváte roztrhané, nebo zmoklé výtisky,či výtisky s reklamou na mentolové bonbony, 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30"/>
      <text:p text:style-name="P30"/>
      <text:p text:style-name="P32"/>
      <text:p text:style-name="P54">2. Fáze</text:p>
      <text:p text:style-name="P10"/>
      <text:p text:style-name="P10">Monte Karlos 1-2020</text:p>
      <text:p text:style-name="P50"/>
      <text:p text:style-name="P26">TOTO NENÍ APRÍLOVÝ ŽERT. MONTE KARLOS NĚKDENÍK PO ČTVRT ROCE SKUTEČNĚ OPĚT VYŠEL. TOTO NENÍ APRÍLOVÝ ŽERT. MONTE KARLOS NĚKDENÍK PO ČTVRT ROCE SKUTEČNĚ OPĚT VYŠEL.</text:p>
      <text:p text:style-name="P50"/>
      <text:p text:style-name="P10">Vážení čtenáři,</text:p>
      <text:p text:style-name="P50"/>
      <text:p text:style-name="P9">už více než čtvrt roku uplynulo, od doby, kdy vyšlo minulé číslo Někdeníku. Jedná se o skutečně velmi dlouhý časový úsek, během nějž nabraly světové dějiny nečekaných obrátek. Ne jen, že došlo k nejedné změně pravidel v závodu o post nejvyššího vůdce všeho učitelstva, ale také svět postihla pandemie choroby známé jako Korona virus. Učitelé v první dvacítce žebříčku se tak nyní chtě nechtě musejí těšit ze společného pobytu v <text:span text:style-name="T22">hradním komplexu</text:span> v malebném městečku v Německu, (pokud se o aktuálním průběhu soutěže chcete dočíst více, doporučuji nahlédnout do naší nové rubriky <text:span text:style-name="T21">Závod</text:span>), k této změně pravidel vedla mimo jiné velkolepá bitva mezi Spojenými armádami Velké Pětky a vojenskými silami Pálkovská squadu, která mimo jiné narušila bouřlivé oslavy Nového roku v Novém Dilí a také mimo jiné znamenala několik zásadních, nicméně v této fázi stále ještě naprosto bezvýznamných změn v žebříčku. Pokud jste neměli to štěstí a neslyšeli jste přímý přenos komentáře bitvy na <text:span text:style-name="T23">Karlostudio 3 FM</text:span> (rádio <text:span text:style-name="T22">M</text:span>onte <text:span text:style-name="T22">K</text:span>arla), ani žádnou z jeho repríz, pak jistě oceníte přepis tohoto komentáře, který naleznete ve zvláštní příloze k tomuto číslu. Rád bych ještě dodal, že spekulace o tom, že původcem <text:span text:style-name="T22">K</text:span>orona viru jsou ilegálně vyvíjené biologické zbraně, kterých chtěla Pálkovská využít při bitvě, a <text:span text:style-name="T21">na kterých měla pod přísným utajením pracovat</text:span> komandátor Jakešová a její Komando smrti, zůstaly nepotvrzené, byť se mnoho novinářů snažilo dokázat opak (drtivá většina z nich se nakazila Koronavirem).</text:p>
      <text:p text:style-name="P51">Co se týká naší delší nepřítomnosti na poli <text:span text:style-name="T22">šou</text:span>byznysu, žurnalistiky a sportovního sochařství, mohu prozatím jen slíbit, že nyní s vámi budeme v kontaktu mnohem častěji, jak prostřednictvím pořadu Monte Karlos, tak Někdeníku, jehož první letošní číslo, které právě dorazilo <text:span text:style-name="T20">do vašich emailových schránek</text:span>, je nabité informacemi, novými články a rub<text:span text:style-name="T22">r</text:span>ikami a v neposlední řadě rozhovorem s <text:span text:style-name="T20">k</text:span>omandátorem Jakešovou <text:span text:style-name="T20">a to je jen malá ochutnávka z toho, co všechno pro Vás letos v redakci chystáme</text:span>.</text:p>
      <text:p text:style-name="P50"/>
      <text:p text:style-name="P50"><text:span text:style-name="T21">váš </text:span>Lubomír Lečko</text:p>
      <text:p text:style-name="P24">vedoucí distribučního oddělení někdeníku Monte Karlos</text:p>
      <text:p text:style-name="P24"/>
      <text:p text:style-name="P31">Pokud by jste měli jakékoliv potíže s doručením (noviny Vám nejsou doručovány pravidelně, dostáváte roztrhané, nebo zmoklé výtisky,<text:span text:style-name="T10">či výtisky které neprošly patřičnou dezinfekcí, </text:span>atd.) neváhejte nás kontaktovat na této e-mailové adrese, stejně tak se na nás obraťte pokud by jste si přáli z jakéhokoliv důvodu (ač by to bylo tak jako tak nepochopitelné) se z odběru našich prestižních novin odhlásit.</text:p>
      <text:p text:style-name="P52"/>
      <text:p text:style-name="P26">TOTO NENÍ APRÍLOVÝ ŽERT. MONTE KARLOS NĚKDENÍK PO ČTVRT ROCE SKUTEČNĚ OPĚT VYŠEL. TOTO NENÍ APRÍLOVÝ ŽERT. MONTE KARLOS NĚKDENÍK PO ČTVRT ROCE SKUTEČNĚ OPĚT VYŠEL.</text:p>
      <text:p text:style-name="P58"><text:span text:style-name="T24">dobrovolniků, vypatrat a polapit dvanact karavanů</text:span></text:p>
      <text:p text:style-name="P57"><text:span text:style-name="T24">schovavajicich se před 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RobotoDraf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22:50:05.103000000</meta:creation-date>
    <dc:date>2020-04-20T00:08:53.386000000</dc:date>
    <meta:editing-duration>PT4H56M44S</meta:editing-duration>
    <meta:editing-cycles>26</meta:editing-cycles>
    <meta:generator>LibreOffice/5.3.7.2$Windows_X86_64 LibreOffice_project/6b8ed514a9f8b44d37a1b96673cbbdd077e24059</meta:generator>
    <meta:document-statistic meta:table-count="0" meta:image-count="0" meta:object-count="0" meta:page-count="6" meta:paragraph-count="73" meta:word-count="1610" meta:character-count="10572" meta:non-whitespace-character-count="9024"/>
  </office:meta>
</office:document-meta>
</file>